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fo:language="en" fo:country="US" officeooo:paragraph-rsid="001c0acb"/>
    </style:style>
    <style:style style:name="P8" style:family="paragraph" style:parent-style-name="Normal">
      <style:text-properties fo:color="#000000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fec07"/>
    </style:style>
    <style:style style:name="P10" style:family="paragraph" style:parent-style-name="List_20_Paragraph">
      <style:text-properties fo:language="en" fo:country="US" officeooo:paragraph-rsid="001c0acb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fo:language="en" fo:country="US"/>
    </style:style>
    <style:style style:name="P18" style:family="paragraph" style:parent-style-name="Heading_20_1">
      <style:text-properties fo:color="#000000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List_20_Paragraph" style:list-style-name="LS4">
      <style:text-properties fo:language="en" fo:country="US" officeooo:paragraph-rsid="001c0acb"/>
    </style:style>
    <style:style style:name="P21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cbd17"/>
    </style:style>
    <style:style style:name="T4" style:family="text">
      <style:text-properties fo:color="#c00000"/>
    </style:style>
    <style:style style:name="T5" style:family="text">
      <style:text-properties fo:color="#000000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T13" style:family="text">
      <style:text-properties officeooo:rsid="002eb32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Isabella Merlin, Hauptstrasse 4, 8400 Basel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>Basel</text:span>, <text:span text:style-name="T12"><text:date style:data-style-name="N10081" text:date-value="2021-12-03T17:14:47.127624009">3. December 2021</text:date></text:span></text:p>
      <text:p text:style-name="P12"/>
      <text:h text:style-name="Heading_20_1" text:outline-level="1">Bewerbung als Ausbildungsberaterin</text:h>
      <text:p text:style-name="P12"/>
      <text:p text:style-name="Normal">Sehr geehrte Damen und Herre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Freundliche Grüße</text:p>
      <text:p text:style-name="Normal"/>
      <text:p text:style-name="Normal">Isabella Merlin</text:p>
      <text:p text:style-name="P11"><text:span text:style-name="T4"><text:tab/><text:tab/></text:span><text:span text:style-name="T7">Isabella Merlin</text:span></text:p>
      <text:p text:style-name="P3"><text:tab/><text:tab/></text:p>
      <text:p text:style-name="P2"><text:span text:style-name="Highlighted_20_with_20_gray_20_Char"><text:span text:style-name="T6">Ich bin ausgebildete Lehrerin und arbeite als Bildungsberaterin. Ich suche eine Stelle mit der Möglichkeit, Einfluss auf kleine und grössere Bildungssysteme zu nehmen.</text:span></text:span></text:p>
      <text:p text:style-name="Normal"/>
      <text:h text:style-name="P17" text:outline-level="1">E<text:span text:style-name="T8">rfahrung</text:span></text:h>
      <text:p text:style-name="P3"/>
      <text:section text:style-name="Sect1" text:name="deedb400-c89c-42b5-8685-c71db94bbbde">
        <text:p text:style-name="P5">
    <text:span text:style-name="T6">
      <text:tab/>
    </text:span>
    <text:span text:style-name="White_20_Font">
      <text:span text:style-name="T5">April 2021 - April 2022 </text:span>
    </text:span>
    <text:span text:style-name="T6">
      <text:tab/>
    </text:span>
    <text:span text:style-name="Color_20_Caps_20_Expanded">
      <text:span text:style-name="T9">Abteilungsleiterin - </text:span>
    </text:span>
    <text:span text:style-name="Color_20_Caps_20_Expanded">
      <text:span text:style-name="T10">Zentrum für Bildung</text:span>
    </text:span>
  </text:p>
        <text:list xml:id="list1613241699" text:style-name="LS4">
          <text:list-header>
            <text:p text:style-name="P20">Leitung der verschiedenen Teams der Abteilung für Erwachsenenbildung<text:line-break/>Beurteilung und Einstellung von Personal<text:line-break/>Genehmigung von Budgets für spezielle Bildungsprojekte</text:p>
          </text:list-header>
        </text:list>
        <text:p text:style-name="P10"/>
      </text:section>
      <text:section text:style-name="Sect1" text:name="6b108f2b-57e1-453d-88f8-d651154d35c1">
        <text:p text:style-name="P5">
    <text:span text:style-name="T6">
      <text:tab/>
    </text:span>
    <text:span text:style-name="White_20_Font">
      <text:span text:style-name="T5">April 2020 - April 2021 </text:span>
    </text:span>
    <text:span text:style-name="T6">
      <text:tab/>
    </text:span>
    <text:span text:style-name="Color_20_Caps_20_Expanded">
      <text:span text:style-name="T9">Abteilungsspezialistin - </text:span>
    </text:span>
    <text:span text:style-name="Color_20_Caps_20_Expanded">
      <text:span text:style-name="T10">Forschungszentrum</text:span>
    </text:span>
  </text:p>
        <text:list xml:id="list1613241699" text:style-name="LS4">
          <text:list-header>
            <text:p text:style-name="P20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10"/>
      </text:section>
      <text:p text:style-name="P7"><text:tab/></text:p>
      <text:p text:style-name="P3"/>
      <text:h text:style-name="P19" text:outline-level="1">Ausbildung</text:h>
      <text:p text:style-name="P3"/>
      <text:p text:style-name="P4"/>
      <text:section text:style-name="Sect1" text:name="8feac99b-cb60-4415-9bb5-aaba39dee5ea">
        <text:p text:style-name="P6">
    <text:span text:style-name="T6">
      <text:tab/>
    </text:span>
    <text:span text:style-name="White_20_Font">
      <text:span text:style-name="T5">April 2019 - April 2020 </text:span>
    </text:span>
    <text:span text:style-name="T6">
      <text:tab/>
    </text:span>
    <text:span text:style-name="Color_20_Caps_20_Expanded">
      <text:span text:style-name="T9">MSC in Psychologie - </text:span>
    </text:span>
    <text:span text:style-name="Color_20_Caps_20_Expanded">
      <text:span text:style-name="T11">Goethe-Universität</text:span>
    </text:span>
  </text:p>
        <text:list xml:id="list171447687617890" text:continue-numbering="true" text:style-name="LS4">
          <text:list-header>
            <text:p text:style-name="P21">Thema der Masterarbeit: Neue Ansätze für spezialisierte Erwachsenenbildung und -training<text:line-break/>Vorstand im Debattierclub</text:p>
          </text:list-header>
        </text:list>
        <text:p text:style-name="P9"/>
      </text:section>
      <text:section text:style-name="Sect1" text:name="9d9269b3-f861-4d56-b817-a97a577e7954">
        <text:p text:style-name="P6">
    <text:span text:style-name="T6">
      <text:tab/>
    </text:span>
    <text:span text:style-name="White_20_Font">
      <text:span text:style-name="T5">April 2019 - April 2020 </text:span>
    </text:span>
    <text:span text:style-name="T6">
      <text:tab/>
    </text:span>
    <text:span text:style-name="Color_20_Caps_20_Expanded">
      <text:span text:style-name="T9">MSC in Psychologie - </text:span>
    </text:span>
    <text:span text:style-name="Color_20_Caps_20_Expanded">
      <text:span text:style-name="T11">Goethe-Universität</text:span>
    </text:span>
  </text:p>
        <text:list xml:id="list171447687617890" text:continue-numbering="true" text:style-name="LS4">
          <text:list-header>
            <text:p text:style-name="P21">Thema der Masterarbeit: Neue Ansätze für spezialisierte Erwachsenenbildung und -training<text:line-break/>Vorstand im Debattierclub</text:p>
          </text:list-header>
        </text:list>
        <text:p text:style-name="P9"/>
      </text:section>
      <text:section text:style-name="Sect1" text:name="064873b6-3f4c-45f3-aa15-586dd181dc27">
        <text:p text:style-name="P6">
    <text:span text:style-name="T6">
      <text:tab/>
    </text:span>
    <text:span text:style-name="White_20_Font">
      <text:span text:style-name="T5">April 2017 - April 2018 </text:span>
    </text:span>
    <text:span text:style-name="T6">
      <text:tab/>
    </text:span>
    <text:span text:style-name="Color_20_Caps_20_Expanded">
      <text:span text:style-name="T9">BSC in Psychologie - </text:span>
    </text:span>
    <text:span text:style-name="Color_20_Caps_20_Expanded">
      <text:span text:style-name="T11">Fachhochschule Graubünden</text:span>
    </text:span>
  </text:p>
        <text:list xml:id="list171447687617890" text:continue-numbering="true" text:style-name="LS4">
          <text:list-header>
            <text:p text:style-name="P21">Thema der Bachelorarbeit: Können Kinder besser lernen als Erwachsene?</text:p>
          </text:list-header>
        </text:list>
        <text:p text:style-name="P9"/>
      </text:section>
      <text:p text:style-name="P8"/>
      <text:p text:style-name="P3"/>
      <text:h text:style-name="P18" text:outline-level="1">Skills</text:h>
      <text:p text:style-name="P3"/>
      <text:p text:style-name="P4"/>
      <text:section text:style-name="Sect1" text:name="11ab14f1-5857-4662-82de-444817c5b3f8">
        <text:p text:style-name="P6">
    <text:span text:style-name="T6">
      <text:tab/>
      <text:tab/>
    </text:span>
    <text:span text:style-name="Color_20_Caps_20_Expanded">
      <text:span text:style-name="T9">Sprachen</text:span>
    </text:span>
  </text:p>
        <text:list xml:id="list171448108940886" text:continue-numbering="true" text:style-name="LS4">
          <text:list-header>
            <text:p text:style-name="P21">Deutsch: Muttersprache<text:line-break/>Französisch: Schriftlich &amp; Mündlich<text:line-break/>Italienisch: Grundkenntnisse</text:p>
          </text:list-header>
        </text:list>
        <text:p text:style-name="P9"/>
      </text:section>
      <text:section text:style-name="Sect1" text:name="3f356aa7-7739-4bd3-bf76-ca91ca2590b2">
        <text:p text:style-name="P6">
    <text:span text:style-name="T6">
      <text:tab/>
      <text:tab/>
    </text:span>
    <text:span text:style-name="Color_20_Caps_20_Expanded">
      <text:span text:style-name="T9">EDV</text:span>
    </text:span>
  </text:p>
        <text:list xml:id="list171448108940886" text:continue-numbering="true" text:style-name="LS4">
          <text:list-header>
            <text:p text:style-name="P21">Word, Excel, Photoshop, Linux, Outlook</text:p>
          </text:list-header>
        </text:list>
        <text:p text:style-name="P9"/>
      </text:section>
      <text:section text:style-name="Sect1" text:name="7221c11c-04ba-4844-b428-5e6afbef6cb2">
        <text:p text:style-name="P6">
    <text:span text:style-name="T6">
      <text:tab/>
      <text:tab/>
    </text:span>
    <text:span text:style-name="Color_20_Caps_20_Expanded">
      <text:span text:style-name="T9">Erziehung</text:span>
    </text:span>
  </text:p>
        <text:list xml:id="list171448108940886" text:continue-numbering="true" text:style-name="LS4">
          <text:list-header>
            <text:p text:style-name="P21">Analysen erstellen von Sozialisation, Erziehung und Bildung<text:line-break/>Erstellen von Lernstrategien<text:line-break/>Erkennen von Lernschwächen</text:p>
          </text:list-header>
        </text:list>
        <text:p text:style-name="P9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fo:language="en" fo:country="US"/>
    </style:style>
    <style:style style:name="Header_20_Char" style:display-name="Header Char" style:family="text" style:parent-style-name="Default_20_Paragraph_20_Font">
      <style:text-properties fo:color="#5b6973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fo:letter-spacing="0.035cm" fo:language="en" fo:country="US" fo:font-weight="bold" style:font-weight-asian="bold"/>
    </style:style>
    <style:style style:name="List2Level0" style:family="text">
      <style:text-properties fo:color="#000000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text:span text:style-name="MT2">| 27.04.1972 | </text:span><text:span text:style-name="MT3">8400 Basel</text:span><text:span text:style-name="MT2"> | Schweiz | ledig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Blue Side OpenOffice Resume</dc:title>
    <meta:creation-date>2017-08-04T17:36:19.25</meta:creation-date>
    <meta:editing-cycles>21</meta:editing-cycles>
    <meta:editing-duration>PT1H12M49S</meta:editing-duration>
    <dc:subject>hloom.com</dc:subject>
    <meta:initial-creator>hloom.com </meta:initial-creator>
    <dc:date>2021-12-03T17:14:47.005402890</dc:date>
    <meta:document-statistic meta:table-count="0" meta:image-count="0" meta:object-count="0" meta:page-count="2" meta:paragraph-count="28" meta:word-count="63" meta:character-count="681" meta:non-whitespace-character-count="636"/>
  </office:meta>
</office:document-meta>
</file>